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9pt" officeooo:rsid="001708fa" officeooo:paragraph-rsid="001708fa" style:font-size-asian="7.84999990463257pt" style:font-size-complex="9pt"/>
    </style:style>
    <style:style style:name="P2" style:family="paragraph" style:parent-style-name="Text_20_body">
      <style:text-properties officeooo:rsid="00156388" officeooo:paragraph-rsid="00156388"/>
    </style:style>
    <style:style style:name="P3" style:family="paragraph" style:parent-style-name="Text_20_body">
      <style:text-properties officeooo:paragraph-rsid="00156388"/>
    </style:style>
    <style:style style:name="P4" style:family="paragraph" style:parent-style-name="Text_20_body">
      <style:text-properties officeooo:rsid="001708fa" officeooo:paragraph-rsid="001708fa"/>
    </style:style>
    <style:style style:name="P5" style:family="paragraph" style:parent-style-name="Text_20_body">
      <style:text-properties officeooo:paragraph-rsid="001708fa"/>
    </style:style>
    <style:style style:name="P6" style:family="paragraph" style:parent-style-name="Title">
      <style:text-properties fo:font-size="26pt" style:font-size-asian="26pt" style:font-size-complex="26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text-properties officeooo:rsid="00156388" officeooo:paragraph-rsid="00156388"/>
    </style:style>
    <style:style style:name="P9" style:family="paragraph" style:parent-style-name="Heading_20_2">
      <style:text-properties officeooo:rsid="00156388" officeooo:paragraph-rsid="00156388"/>
    </style:style>
    <style:style style:name="T1" style:family="text">
      <style:text-properties officeooo:rsid="00156388"/>
    </style:style>
    <style:style style:name="T2" style:family="text">
      <style:text-properties officeooo:rsid="001708fa"/>
    </style:style>
    <style:style style:name="T3" style:family="text">
      <style:text-properties officeooo:rsid="0019aa9a"/>
    </style:style>
    <style:style style:name="T4" style:family="text">
      <style:text-properties fo:font-size="16pt" officeooo:rsid="0019aa9a" style:font-size-asian="16pt" style:font-size-complex="16pt"/>
    </style:style>
    <style:style style:name="T5" style:family="text">
      <style:text-properties style:font-name="Arial"/>
    </style:style>
    <style:style style:name="T6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s Poetica – Web application design</text:p>
      <text:p text:style-name="P1">Kryštof Trkovský</text:p>
      <text:p text:style-name="P7"><text:a xlink:type="simple" xlink:href="https://github.com/kivi8/ars-poetica" text:style-name="Internet_20_link" text:visited-style-name="Visited_20_Internet_20_Link"><text:span text:style-name="T6">https://github.com/kivi8/ars-poetica</text:span></text:a></text:p>
      <text:p text:style-name="Text_20_body">- Aktualizované zdrojové kódy pod <text:bookmark text:name="3-clause_license_.28.22Revised_BSD_License.22.2C_.22New_BSD_License.22.2C_or_.22Modified_BSD_License.22.29"/>New BSD License</text:p>
      <text:h text:style-name="Heading_20_1" text:outline-level="1">Server side</text:h>
      <text:h text:style-name="Heading_20_2" text:outline-level="2">Použité technologie</text:h>
      <text:p text:style-name="P3"><text:span text:style-name="T1">Skriptovací jazyk PHP: </text:span><text:a xlink:type="simple" xlink:href="http://php.net/" text:style-name="Internet_20_link" text:visited-style-name="Visited_20_Internet_20_Link"><text:span text:style-name="T1">http://php.net</text:span></text:a></text:p>
      <text:p text:style-name="P3"><text:span text:style-name="T1">Framework pro PHP Nette: <text:s/></text:span><text:a xlink:type="simple" xlink:href="http://nette.org/" text:style-name="Internet_20_link" text:visited-style-name="Visited_20_Internet_20_Link"><text:span text:style-name="T1">http://nette.org</text:span></text:a></text:p>
      <text:p text:style-name="P2">Web hosting: nedefinovaný</text:p>
      <text:h text:style-name="P8" text:outline-level="1">Client side</text:h>
      <text:h text:style-name="P9" text:outline-level="2">Použité technologie</text:h>
      <text:p text:style-name="P4">Programovací jazyky: HTML, CSS, JavaScript</text:p>
      <text:p text:style-name="P5"><text:span text:style-name="T2">CSS preprocesor SASS: </text:span><text:a xlink:type="simple" xlink:href="http://sass-lang.com/" text:style-name="Internet_20_link" text:visited-style-name="Visited_20_Internet_20_Link"><text:span text:style-name="T2">http://sass-lang.com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graphic-properties draw:fill-image-width="0cm" draw:fill-image-height="0cm"/>
      <style:paragraph-properties fo:text-align="center" style:justify-single-word="false" style:page-number="auto" fo:padding="0.049cm" fo:border-left="none" fo:border-right="none" fo:border-top="none" fo:border-bottom="0.51pt solid #336699" style:shadow="#808080 0.101cm -0.101cm">
        <style:tab-stops/>
      </style:paragraph-properties>
      <style:text-properties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9:46:11.987841187</meta:creation-date>
    <dc:date>2015-07-12T11:32:38.989299429</dc:date>
    <meta:editing-duration>PT1H1M7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45" meta:character-count="385" meta:non-whitespace-character-count="351"/>
  </office:meta>
</office:document-meta>
</file>